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ILA_BOA_VISTA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83 USF VILA BOA VIS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BOA VISTA I, 0000154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35M0S" table:style-name="ce3">
            <text:p>16:35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MARIA DA SILVA</text:p>
          </table:table-cell>
          <table:table-cell office:value-type="date" office:date-value="1993-10-11T00:00:00" table:style-name="ce2">
            <text:p>11/10/1993</text:p>
          </table:table-cell>
          <table:table-cell office:value-type="string" table:style-name="ce1">
            <text:p>31 anos e 10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223.084-26</text:p>
          </table:table-cell>
          <table:table-cell office:value-type="float" office:value="700004764201202" table:style-name="ce1">
            <text:p>7,00005E+14</text:p>
          </table:table-cell>
          <table:table-cell office:value-type="string" table:style-name="ce1">
            <text:p>(81) 99589-82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va da boa vis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8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7" table:style-name="ce1">
            <text:p>72,7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KA GRACE MENDES SOARES</text:p>
          </table:table-cell>
          <table:table-cell office:value-type="date" office:date-value="1985-04-27T00:00:00" table:style-name="ce2">
            <text:p>27/04/1985</text:p>
          </table:table-cell>
          <table:table-cell office:value-type="string" table:style-name="ce1">
            <text:p>40 anos e 4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9.765.014-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16-2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le verde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0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2" table:style-name="ce1">
            <text:p>76,2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40/10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LIN SANTOS DE VEIGA</text:p>
          </table:table-cell>
          <table:table-cell office:value-type="date" office:date-value="1998-03-22T00:00:00" table:style-name="ce2">
            <text:p>22/03/1998</text:p>
          </table:table-cell>
          <table:table-cell office:value-type="string" table:style-name="ce1">
            <text:p>27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122.514-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7318-20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ncredo neves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1" table:style-name="ce1">
            <text:p>86,1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30/9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ONE DOS SANTOS VICENTE</text:p>
          </table:table-cell>
          <table:table-cell office:value-type="date" office:date-value="1993-03-19T00:00:00" table:style-name="ce2">
            <text:p>19/03/1993</text:p>
          </table:table-cell>
          <table:table-cell office:value-type="string" table:style-name="ce1">
            <text:p>32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281.014-10</text:p>
          </table:table-cell>
          <table:table-cell office:value-type="float" office:value="704708745658936" table:style-name="ce1">
            <text:p>7,04709E+14</text:p>
          </table:table-cell>
          <table:table-cell office:value-type="string" table:style-name="ce1">
            <text:p>(84) 98985-31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dre tereza de calcutá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49" table:style-name="ce1">
            <text:p>149</text:p>
          </table:table-cell>
          <table:table-cell office:value-type="date" office:date-value="2022-08-04T00:00:00" table:style-name="ce2">
            <text:p>04/08/2022</text:p>
          </table:table-cell>
          <table:table-cell office:value-type="string" table:style-name="ce1">
            <text:p>100/60</text:p>
          </table:table-cell>
          <table:table-cell office:value-type="date" office:date-value="2022-09-13T00:00:00" table:style-name="ce2">
            <text:p>13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8" table:style-name="ce1">
            <text:p>198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KARINA DO NASCIMENTO ALEIXO</text:p>
          </table:table-cell>
          <table:table-cell office:value-type="date" office:date-value="1996-02-28T00:00:00" table:style-name="ce2">
            <text:p>28/02/1996</text:p>
          </table:table-cell>
          <table:table-cell office:value-type="string" table:style-name="ce1">
            <text:p>29 anos e 6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037.944-52</text:p>
          </table:table-cell>
          <table:table-cell office:value-type="float" office:value="702908524256071" table:style-name="ce1">
            <text:p>7,02909E+14</text:p>
          </table:table-cell>
          <table:table-cell office:value-type="string" table:style-name="ce1">
            <text:p>(81) 98705-54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51) 98705-54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helen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5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55" table:style-name="ce1">
            <text:p>155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110/70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TICIA HELENA DE SANTANA</text:p>
          </table:table-cell>
          <table:table-cell office:value-type="date" office:date-value="1999-06-08T00:00:00" table:style-name="ce2">
            <text:p>08/06/1999</text:p>
          </table:table-cell>
          <table:table-cell office:value-type="string" table:style-name="ce1">
            <text:p>26 anos e 2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593.684-69</text:p>
          </table:table-cell>
          <table:table-cell office:value-type="float" office:value="700505503985850" table:style-name="ce1">
            <text:p>7,00506E+14</text:p>
          </table:table-cell>
          <table:table-cell office:value-type="string" table:style-name="ce1">
            <text:p>(81) 98596-89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dre tereza de calcutá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62" table:style-name="ce1">
            <text:p>162</text:p>
          </table:table-cell>
          <table:table-cell office:value-type="date" office:date-value="2022-10-25T00:00:00" table:style-name="ce2">
            <text:p>25/10/2022</text:p>
          </table:table-cell>
          <table:table-cell office:value-type="string" table:style-name="ce1">
            <text:p>110/70</text:p>
          </table:table-cell>
          <table:table-cell office:value-type="date" office:date-value="2024-03-11T00:00:00" table:style-name="ce2">
            <text:p>11/03/2024</text:p>
          </table:table-cell>
          <table:table-cell office:value-type="string" table:style-name="ce1">
            <text:p>Habitual</text:p>
          </table:table-cell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NA FREITAS SILVA DE CARVALHO</text:p>
          </table:table-cell>
          <table:table-cell office:value-type="date" office:date-value="2002-03-07T00:00:00" table:style-name="ce2">
            <text:p>07/03/2002</text:p>
          </table:table-cell>
          <table:table-cell office:value-type="string" table:style-name="ce1">
            <text:p>23 anos e 5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168.474-30</text:p>
          </table:table-cell>
          <table:table-cell office:value-type="float" office:value="700804951591887" table:style-name="ce1">
            <text:p>7,00805E+14</text:p>
          </table:table-cell>
          <table:table-cell office:value-type="string" table:style-name="ce1">
            <text:p>(81) 98455-28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mpo verde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5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160" table:style-name="ce1">
            <text:p>160</text:p>
          </table:table-cell>
          <table:table-cell office:value-type="date" office:date-value="2024-05-09T00:00:00" table:style-name="ce2">
            <text:p>09/05/2024</text:p>
          </table:table-cell>
          <table:table-cell office:value-type="string" table:style-name="ce1">
            <text:p>120/80</text:p>
          </table:table-cell>
          <table:table-cell office:value-type="date" office:date-value="2024-05-17T00:00:00" table:style-name="ce2">
            <text:p>17/05/2024</text:p>
          </table:table-cell>
          <table:table-cell office:value-type="string" table:style-name="ce1">
            <text:p>Habitual</text:p>
          </table:table-cell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MARQUES DE LIMA</text:p>
          </table:table-cell>
          <table:table-cell office:value-type="date" office:date-value="2001-02-11T00:00:00" table:style-name="ce2">
            <text:p>11/02/2001</text:p>
          </table:table-cell>
          <table:table-cell office:value-type="string" table:style-name="ce1">
            <text:p>24 anos e 6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0.003.264-46</text:p>
          </table:table-cell>
          <table:table-cell office:value-type="float" office:value="706908103814437" table:style-name="ce1">
            <text:p>7,06908E+14</text:p>
          </table:table-cell>
          <table:table-cell office:value-type="string" table:style-name="ce1">
            <text:p>(81) 98499-64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ncredo neves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5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156" table:style-name="ce1">
            <text:p>156</text:p>
          </table:table-cell>
          <table:table-cell office:value-type="date" office:date-value="2025-02-26T00:00:00" table:style-name="ce2">
            <text:p>26/02/2025</text:p>
          </table:table-cell>
          <table:table-cell office:value-type="string" table:style-name="ce1">
            <text:p>120/70</text:p>
          </table:table-cell>
          <table:table-cell office:value-type="date" office:date-value="2025-02-26T00:00:00" table:style-name="ce2">
            <text:p>26/02/2025</text:p>
          </table:table-cell>
          <table:table-cell office:value-type="string" table:style-name="ce1">
            <text:p>Habitual</text:p>
          </table:table-cell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LIA CARDOSO DA SILVA</text:p>
          </table:table-cell>
          <table:table-cell office:value-type="date" office:date-value="1992-03-18T00:00:00" table:style-name="ce2">
            <text:p>18/03/1992</text:p>
          </table:table-cell>
          <table:table-cell office:value-type="string" table:style-name="ce1">
            <text:p>33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8.249.374-63</text:p>
          </table:table-cell>
          <table:table-cell office:value-type="float" office:value="706804789806622" table:style-name="ce1">
            <text:p>7,06805E+14</text:p>
          </table:table-cell>
          <table:table-cell office:value-type="string" table:style-name="ce1">
            <text:p>(81) 98989-56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anç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5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95" table:style-name="ce1">
            <text:p>97,9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20/8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UENE DANTAS DA SILVA</text:p>
          </table:table-cell>
          <table:table-cell office:value-type="date" office:date-value="2000-10-03T00:00:00" table:style-name="ce2">
            <text:p>03/10/2000</text:p>
          </table:table-cell>
          <table:table-cell office:value-type="string" table:style-name="ce1">
            <text:p>24 anos e 10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876.544-58</text:p>
          </table:table-cell>
          <table:table-cell office:value-type="float" office:value="707408055519372" table:style-name="ce1">
            <text:p>7,07408E+14</text:p>
          </table:table-cell>
          <table:table-cell office:value-type="string" table:style-name="ce1">
            <text:p>(81) 99634-39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ítio dos nobres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58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8" table:style-name="ce1">
            <text:p>53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1-28T00:00:00" table:style-name="ce2">
            <text:p>28/01/2025</text:p>
          </table:table-cell>
          <table:table-cell office:value-type="string" table:style-name="ce1">
            <text:p>90/60</text:p>
          </table:table-cell>
          <table:table-cell office:value-type="date" office:date-value="2025-01-28T00:00:00" table:style-name="ce2">
            <text:p>28/01/2025</text:p>
          </table:table-cell>
          <table:table-cell office:value-type="string" table:style-name="ce1">
            <text:p>Habitual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LY INGREDY MARQUES DA SILVA</text:p>
          </table:table-cell>
          <table:table-cell office:value-type="date" office:date-value="1999-01-28T00:00:00" table:style-name="ce2">
            <text:p>28/01/1999</text:p>
          </table:table-cell>
          <table:table-cell office:value-type="string" table:style-name="ce1">
            <text:p>26 anos e 7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546.574-20</text:p>
          </table:table-cell>
          <table:table-cell office:value-type="float" office:value="700403474615743" table:style-name="ce1">
            <text:p>7,00403E+14</text:p>
          </table:table-cell>
          <table:table-cell office:value-type="string" table:style-name="ce1">
            <text:p>(81) 99463-20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ncredo neves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2" table:style-name="ce1">
            <text:p>55,2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92/55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BEATRIZ FERREIRA DE LIMA</text:p>
          </table:table-cell>
          <table:table-cell office:value-type="date" office:date-value="1999-03-08T00:00:00" table:style-name="ce2">
            <text:p>08/03/1999</text:p>
          </table:table-cell>
          <table:table-cell office:value-type="string" table:style-name="ce1">
            <text:p>26 anos e 5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8.407.554-40</text:p>
          </table:table-cell>
          <table:table-cell office:value-type="float" office:value="700007945756306" table:style-name="ce1">
            <text:p>7,00008E+14</text:p>
          </table:table-cell>
          <table:table-cell office:value-type="string" table:style-name="ce1">
            <text:p>(81) 98710-93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ncredo neves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650000000000006" table:style-name="ce1">
            <text:p>73,65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120/80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RLA</text:p>
          </table:table-cell>
          <table:table-cell office:value-type="date" office:date-value="1986-03-29T00:00:00" table:style-name="ce2">
            <text:p>29/03/1986</text:p>
          </table:table-cell>
          <table:table-cell office:value-type="string" table:style-name="ce1">
            <text:p>39 anos e 5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022.404-12</text:p>
          </table:table-cell>
          <table:table-cell office:value-type="float" office:value="700003176569305" table:style-name="ce1">
            <text:p>7,00003E+14</text:p>
          </table:table-cell>
          <table:table-cell office:value-type="string" table:style-name="ce1">
            <text:p>(81) 98348-48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88-24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ncredo neves 2/99998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5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5" table:style-name="ce1">
            <text:p>62,5</text:p>
          </table:table-cell>
          <table:table-cell office:value-type="float" office:value="156" table:style-name="ce1">
            <text:p>156</text:p>
          </table:table-cell>
          <table:table-cell office:value-type="date" office:date-value="2022-12-22T00:00:00" table:style-name="ce2">
            <text:p>22/12/2022</text:p>
          </table:table-cell>
          <table:table-cell office:value-type="string" table:style-name="ce1">
            <text:p>90/60</text:p>
          </table:table-cell>
          <table:table-cell office:value-type="date" office:date-value="2022-12-22T00:00:00" table:style-name="ce2">
            <text:p>22/12/2022</text:p>
          </table:table-cell>
          <table:table-cell office:value-type="string" table:style-name="ce1">
            <text:p>Habitual</text:p>
          </table:table-cell>
          <table:table-cell office:value-type="float" office:value="147" table:style-name="ce1">
            <text:p>147</text:p>
          </table:table-cell>
          <table:table-cell office:value-type="float" office:value="5" table:style-name="ce1">
            <text:p>5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E SILVA DO NASCIMENTO</text:p>
          </table:table-cell>
          <table:table-cell office:value-type="date" office:date-value="1995-02-26T00:00:00" table:style-name="ce2">
            <text:p>26/02/1995</text:p>
          </table:table-cell>
          <table:table-cell office:value-type="string" table:style-name="ce1">
            <text:p>30 anos e 6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039.634-05</text:p>
          </table:table-cell>
          <table:table-cell office:value-type="float" office:value="703200603523096" table:style-name="ce1">
            <text:p>7,03201E+14</text:p>
          </table:table-cell>
          <table:table-cell office:value-type="string" table:style-name="ce1">
            <text:p>(81) 98774-25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ântic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5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5" table:style-name="ce1">
            <text:p>43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OEMI KAYLANE BARROS MELO DE SANTANA</text:p>
          </table:table-cell>
          <table:table-cell office:value-type="date" office:date-value="2004-08-01T00:00:00" table:style-name="ce2">
            <text:p>01/08/2004</text:p>
          </table:table-cell>
          <table:table-cell office:value-type="string" table:style-name="ce1">
            <text:p>21 anos e 1 mê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871.234-60</text:p>
          </table:table-cell>
          <table:table-cell office:value-type="float" office:value="706506381944799" table:style-name="ce1">
            <text:p>7,06506E+14</text:p>
          </table:table-cell>
          <table:table-cell office:value-type="string" table:style-name="ce1">
            <text:p>(81) 98818-09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fredo gama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Terreo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70-57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" table:style-name="ce1">
            <text:p>89</text:p>
          </table:table-cell>
          <table:table-cell office:value-type="float" office:value="170" table:style-name="ce1">
            <text:p>170</text:p>
          </table:table-cell>
          <table:table-cell office:value-type="date" office:date-value="2024-08-06T00:00:00" table:style-name="ce2">
            <text:p>06/08/2024</text:p>
          </table:table-cell>
          <table:table-cell office:value-type="string" table:style-name="ce1">
            <text:p>110/70</text:p>
          </table:table-cell>
          <table:table-cell office:value-type="date" office:date-value="2024-08-06T00:00:00" table:style-name="ce2">
            <text:p>06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KARINA MENEZES</text:p>
          </table:table-cell>
          <table:table-cell office:value-type="date" office:date-value="1989-01-08T00:00:00" table:style-name="ce2">
            <text:p>08/01/1989</text:p>
          </table:table-cell>
          <table:table-cell office:value-type="string" table:style-name="ce1">
            <text:p>36 anos e 7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0.195.344-42</text:p>
          </table:table-cell>
          <table:table-cell office:value-type="float" office:value="705404405535894" table:style-name="ce1">
            <text:p>7,05404E+14</text:p>
          </table:table-cell>
          <table:table-cell office:value-type="string" table:style-name="ce1">
            <text:p>(81) 98742-53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ncredo neves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5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72" table:style-name="ce1">
            <text:p>172</text:p>
          </table:table-cell>
          <table:table-cell office:value-type="date" office:date-value="2023-08-03T00:00:00" table:style-name="ce2">
            <text:p>03/08/2023</text:p>
          </table:table-cell>
          <table:table-cell office:value-type="string" table:style-name="ce1">
            <text:p>100/60</text:p>
          </table:table-cell>
          <table:table-cell office:value-type="date" office:date-value="2023-08-03T00:00:00" table:style-name="ce2">
            <text:p>03/08/2023</text:p>
          </table:table-cell>
          <table:table-cell office:value-type="string" table:style-name="ce1">
            <text:p>Habitual</text:p>
          </table:table-cell>
          <table:table-cell office:value-type="float" office:value="135" table:style-name="ce1">
            <text:p>135</text:p>
          </table:table-cell>
          <table:table-cell office:value-type="float" office:value="5" table:style-name="ce1">
            <text:p>5</text:p>
          </table:table-cell>
          <table:table-cell office:value-type="float" office:value="135" table:style-name="ce1">
            <text:p>13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NDRA LUZINETI DE FRANCA</text:p>
          </table:table-cell>
          <table:table-cell office:value-type="date" office:date-value="2001-12-28T00:00:00" table:style-name="ce2">
            <text:p>28/12/2001</text:p>
          </table:table-cell>
          <table:table-cell office:value-type="string" table:style-name="ce1">
            <text:p>23 anos e 8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3.829.394-01</text:p>
          </table:table-cell>
          <table:table-cell office:value-type="float" office:value="704608192867023" table:style-name="ce1">
            <text:p>7,04608E+14</text:p>
          </table:table-cell>
          <table:table-cell office:value-type="string" table:style-name="ce1">
            <text:p>(81) 9870-12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lântic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85" table:style-name="ce1">
            <text:p>62,85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00/6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MARIA COSTA DA SILVA</text:p>
          </table:table-cell>
          <table:table-cell office:value-type="date" office:date-value="2010-01-12T00:00:00" table:style-name="ce2">
            <text:p>12/01/2010</text:p>
          </table:table-cell>
          <table:table-cell office:value-type="string" table:style-name="ce1">
            <text:p>15 anos e 7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770.144-75</text:p>
          </table:table-cell>
          <table:table-cell office:value-type="float" office:value="705005871151154" table:style-name="ce1">
            <text:p>7,05006E+14</text:p>
          </table:table-cell>
          <table:table-cell office:value-type="string" table:style-name="ce1">
            <text:p>(81) 99316-54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ncredo neves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56" table:style-name="ce1">
            <text:p>156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100/70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GELA TEOTONIO DA SILVA</text:p>
          </table:table-cell>
          <table:table-cell office:value-type="date" office:date-value="1987-10-30T00:00:00" table:style-name="ce2">
            <text:p>30/10/1987</text:p>
          </table:table-cell>
          <table:table-cell office:value-type="string" table:style-name="ce1">
            <text:p>37 anos e 10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5.014.254-50</text:p>
          </table:table-cell>
          <table:table-cell office:value-type="float" office:value="703601049197031" table:style-name="ce1">
            <text:p>7,03601E+14</text:p>
          </table:table-cell>
          <table:table-cell office:value-type="string" table:style-name="ce1">
            <text:p>(81) 98699-65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ssa senhora conceiçã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ª TRAVESSA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15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8" table:style-name="ce1">
            <text:p>83,8</text:p>
          </table:table-cell>
          <table:table-cell office:value-type="float" office:value="156" table:style-name="ce1">
            <text:p>156</text:p>
          </table:table-cell>
          <table:table-cell office:value-type="date" office:date-value="2024-09-26T00:00:00" table:style-name="ce2">
            <text:p>26/09/2024</text:p>
          </table:table-cell>
          <table:table-cell office:value-type="string" table:style-name="ce1">
            <text:p>100/70</text:p>
          </table:table-cell>
          <table:table-cell office:value-type="date" office:date-value="2024-09-26T00:00:00" table:style-name="ce2">
            <text:p>26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WANE BARBOSA DE MORAIS</text:p>
          </table:table-cell>
          <table:table-cell office:value-type="date" office:date-value="2000-03-22T00:00:00" table:style-name="ce2">
            <text:p>22/03/2000</text:p>
          </table:table-cell>
          <table:table-cell office:value-type="string" table:style-name="ce1">
            <text:p>25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585.494-78</text:p>
          </table:table-cell>
          <table:table-cell office:value-type="float" office:value="700708956241676" table:style-name="ce1">
            <text:p>7,00709E+14</text:p>
          </table:table-cell>
          <table:table-cell office:value-type="string" table:style-name="ce1">
            <text:p>(81) 9796-29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8762-04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queira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35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0.3" table:style-name="ce1">
            <text:p>110,3</text:p>
          </table:table-cell>
          <table:table-cell office:value-type="float" office:value="170" table:style-name="ce1">
            <text:p>170</text:p>
          </table:table-cell>
          <table:table-cell office:value-type="date" office:date-value="2025-02-24T00:00:00" table:style-name="ce2">
            <text:p>24/02/2025</text:p>
          </table:table-cell>
          <table:table-cell office:value-type="string" table:style-name="ce1">
            <text:p>130/90</text:p>
          </table:table-cell>
          <table:table-cell office:value-type="date" office:date-value="2025-02-24T00:00:00" table:style-name="ce2">
            <text:p>24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ÍOLA MARISTELA FERREIRA DA SILVA</text:p>
          </table:table-cell>
          <table:table-cell office:value-type="date" office:date-value="1991-05-21T00:00:00" table:style-name="ce2">
            <text:p>21/05/1991</text:p>
          </table:table-cell>
          <table:table-cell office:value-type="string" table:style-name="ce1">
            <text:p>34 anos e 3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1.120.274-99</text:p>
          </table:table-cell>
          <table:table-cell office:value-type="float" office:value="700001800674702" table:style-name="ce1">
            <text:p>7,00002E+14</text:p>
          </table:table-cell>
          <table:table-cell office:value-type="string" table:style-name="ce1">
            <text:p>(81) 98682-47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ssa senhora conceição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53" table:style-name="ce1">
            <text:p>153</text:p>
          </table:table-cell>
          <table:table-cell office:value-type="date" office:date-value="2019-08-26T00:00:00" table:style-name="ce2">
            <text:p>26/08/2019</text:p>
          </table:table-cell>
          <table:table-cell office:value-type="string" table:style-name="ce1">
            <text:p>100/60</text:p>
          </table:table-cell>
          <table:table-cell office:value-type="date" office:date-value="2019-08-26T00:00:00" table:style-name="ce2">
            <text:p>26/08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9" table:style-name="ce1">
            <text:p>34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ALVES BARBOSA</text:p>
          </table:table-cell>
          <table:table-cell office:value-type="date" office:date-value="1993-03-28T00:00:00" table:style-name="ce2">
            <text:p>28/03/1993</text:p>
          </table:table-cell>
          <table:table-cell office:value-type="string" table:style-name="ce1">
            <text:p>32 anos e 5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095.844-36</text:p>
          </table:table-cell>
          <table:table-cell office:value-type="float" office:value="704605650049124" table:style-name="ce1">
            <text:p>7,04606E+14</text:p>
          </table:table-cell>
          <table:table-cell office:value-type="string" table:style-name="ce1">
            <text:p>(81) 98997-37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nte líbano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115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150000000000006" table:style-name="ce1">
            <text:p>64,15</text:p>
          </table:table-cell>
          <table:table-cell office:value-type="float" office:value="166" table:style-name="ce1">
            <text:p>166</text:p>
          </table:table-cell>
          <table:table-cell office:value-type="date" office:date-value="2024-09-04T00:00:00" table:style-name="ce2">
            <text:p>04/09/2024</text:p>
          </table:table-cell>
          <table:table-cell office:value-type="string" table:style-name="ce1">
            <text:p>190/110</text:p>
          </table:table-cell>
          <table:table-cell office:value-type="date" office:date-value="2024-10-21T00:00:00" table:style-name="ce2">
            <text:p>21/10/2024</text:p>
          </table:table-cell>
          <table:table-cell office:value-type="string" table:style-name="ce1">
            <text:p>Habitual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VELLYN CRISTINA SANTOS DA SILVA</text:p>
          </table:table-cell>
          <table:table-cell office:value-type="date" office:date-value="2000-09-15T00:00:00" table:style-name="ce2">
            <text:p>15/09/2000</text:p>
          </table:table-cell>
          <table:table-cell office:value-type="string" table:style-name="ce1">
            <text:p>24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333.944-95</text:p>
          </table:table-cell>
          <table:table-cell office:value-type="float" office:value="707805695844511" table:style-name="ce1">
            <text:p>7,07806E+14</text:p>
          </table:table-cell>
          <table:table-cell office:value-type="string" table:style-name="ce1">
            <text:p>(81) 99735-84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ssa senhora conceiçã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15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05" table:style-name="ce1">
            <text:p>62,05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90/6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A EVELLIN VIEIRA NASCIMENTO</text:p>
          </table:table-cell>
          <table:table-cell office:value-type="date" office:date-value="1997-05-08T00:00:00" table:style-name="ce2">
            <text:p>08/05/1997</text:p>
          </table:table-cell>
          <table:table-cell office:value-type="string" table:style-name="ce1">
            <text:p>28 anos e 3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818.854-55</text:p>
          </table:table-cell>
          <table:table-cell office:value-type="float" office:value="707801630088115" table:style-name="ce1">
            <text:p>7,07802E+14</text:p>
          </table:table-cell>
          <table:table-cell office:value-type="string" table:style-name="ce1">
            <text:p>(81) 98453-56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to do mar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5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4" table:style-name="ce1">
            <text:p>60,4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7/66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SSIANA MARIA DE LIMA E SILVA</text:p>
          </table:table-cell>
          <table:table-cell office:value-type="date" office:date-value="1987-01-07T00:00:00" table:style-name="ce2">
            <text:p>07/01/1987</text:p>
          </table:table-cell>
          <table:table-cell office:value-type="string" table:style-name="ce1">
            <text:p>38 anos e 7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2.549.554-76</text:p>
          </table:table-cell>
          <table:table-cell office:value-type="float" office:value="705400468026292" table:style-name="ce1">
            <text:p>7,054E+14</text:p>
          </table:table-cell>
          <table:table-cell office:value-type="string" table:style-name="ce1">
            <text:p>(81) 98195-04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ssa senhora conceiçã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ª TRAVESSA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15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9" table:style-name="ce1">
            <text:p>52,9</text:p>
          </table:table-cell>
          <table:table-cell office:value-type="float" office:value="157" table:style-name="ce1">
            <text:p>157</text:p>
          </table:table-cell>
          <table:table-cell office:value-type="date" office:date-value="2024-01-23T00:00:00" table:style-name="ce2">
            <text:p>23/01/2024</text:p>
          </table:table-cell>
          <table:table-cell office:value-type="string" table:style-name="ce1">
            <text:p>100/60</text:p>
          </table:table-cell>
          <table:table-cell office:value-type="date" office:date-value="2019-08-01T00:00:00" table:style-name="ce2">
            <text:p>01/08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4" table:style-name="ce1">
            <text:p>36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BEATRIZ OLIVEIRA DE MOURA</text:p>
          </table:table-cell>
          <table:table-cell office:value-type="date" office:date-value="2003-04-20T00:00:00" table:style-name="ce2">
            <text:p>20/04/2003</text:p>
          </table:table-cell>
          <table:table-cell office:value-type="string" table:style-name="ce1">
            <text:p>22 anos e 4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443224557" table:style-name="ce1">
            <text:p>8,98003E+14</text:p>
          </table:table-cell>
          <table:table-cell office:value-type="string" table:style-name="ce1">
            <text:p>(81) 98497-09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ndeirantes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50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75" table:style-name="ce1">
            <text:p>65,75</text:p>
          </table:table-cell>
          <table:table-cell office:value-type="float" office:value="159" table:style-name="ce1">
            <text:p>159</text:p>
          </table:table-cell>
          <table:table-cell office:value-type="date" office:date-value="2024-07-17T00:00:00" table:style-name="ce2">
            <text:p>17/07/2024</text:p>
          </table:table-cell>
          <table:table-cell office:value-type="string" table:style-name="ce1">
            <text:p>104/81</text:p>
          </table:table-cell>
          <table:table-cell office:value-type="date" office:date-value="2024-07-26T00:00:00" table:style-name="ce2">
            <text:p>26/07/2024</text:p>
          </table:table-cell>
          <table:table-cell office:value-type="string" table:style-name="ce1">
            <text:p>Habitual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LUCIA DA SILVA</text:p>
          </table:table-cell>
          <table:table-cell office:value-type="date" office:date-value="1994-12-19T00:00:00" table:style-name="ce2">
            <text:p>19/12/1994</text:p>
          </table:table-cell>
          <table:table-cell office:value-type="string" table:style-name="ce1">
            <text:p>30 anos e 8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737.524-06</text:p>
          </table:table-cell>
          <table:table-cell office:value-type="float" office:value="704701747476731" table:style-name="ce1">
            <text:p>7,04702E+14</text:p>
          </table:table-cell>
          <table:table-cell office:value-type="string" table:style-name="ce1">
            <text:p>(11) 96659-18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bida da alvorada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45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8" table:style-name="ce1">
            <text:p>76,8</text:p>
          </table:table-cell>
          <table:table-cell office:value-type="float" office:value="158" table:style-name="ce1">
            <text:p>158</text:p>
          </table:table-cell>
          <table:table-cell office:value-type="date" office:date-value="2024-01-22T00:00:00" table:style-name="ce2">
            <text:p>22/01/2024</text:p>
          </table:table-cell>
          <table:table-cell office:value-type="string" table:style-name="ce1">
            <text:p>90/60</text:p>
          </table:table-cell>
          <table:table-cell office:value-type="date" office:date-value="2024-01-22T00:00:00" table:style-name="ce2">
            <text:p>22/01/2024</text:p>
          </table:table-cell>
          <table:table-cell office:value-type="string" table:style-name="ce1">
            <text:p>Habitual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RA DA SILVA LOPES</text:p>
          </table:table-cell>
          <table:table-cell office:value-type="date" office:date-value="1999-07-13T00:00:00" table:style-name="ce2">
            <text:p>13/07/1999</text:p>
          </table:table-cell>
          <table:table-cell office:value-type="string" table:style-name="ce1">
            <text:p>26 anos e 1 mê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9.767.904-41</text:p>
          </table:table-cell>
          <table:table-cell office:value-type="float" office:value="708207170066643" table:style-name="ce1">
            <text:p>7,08207E+14</text:p>
          </table:table-cell>
          <table:table-cell office:value-type="string" table:style-name="ce1">
            <text:p>(81) 99624-89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lântica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5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9" table:style-name="ce1">
            <text:p>63,9</text:p>
          </table:table-cell>
          <table:table-cell office:value-type="float" office:value="158.5" table:style-name="ce1">
            <text:p>158,5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90/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E JAQUELINE DA SILVA LOPES</text:p>
          </table:table-cell>
          <table:table-cell office:value-type="date" office:date-value="1997-07-18T00:00:00" table:style-name="ce2">
            <text:p>18/07/1997</text:p>
          </table:table-cell>
          <table:table-cell office:value-type="string" table:style-name="ce1">
            <text:p>28 anos e 1 mê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359.664-61</text:p>
          </table:table-cell>
          <table:table-cell office:value-type="float" office:value="708105598844833" table:style-name="ce1">
            <text:p>7,08106E+14</text:p>
          </table:table-cell>
          <table:table-cell office:value-type="string" table:style-name="ce1">
            <text:p>(81) 98765-61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tlântica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2" table:style-name="ce1">
            <text:p>80,2</text:p>
          </table:table-cell>
          <table:table-cell office:value-type="float" office:value="163" table:style-name="ce1">
            <text:p>163</text:p>
          </table:table-cell>
          <table:table-cell office:value-type="date" office:date-value="2022-10-10T00:00:00" table:style-name="ce2">
            <text:p>10/10/2022</text:p>
          </table:table-cell>
          <table:table-cell office:value-type="string" table:style-name="ce1">
            <text:p>110/70</text:p>
          </table:table-cell>
          <table:table-cell office:value-type="date" office:date-value="2022-10-10T00:00:00" table:style-name="ce2">
            <text:p>10/10/2022</text:p>
          </table:table-cell>
          <table:table-cell office:value-type="string" table:style-name="ce1">
            <text:p>Alto</text:p>
          </table:table-cell>
          <table:table-cell office:value-type="float" office:value="181" table:style-name="ce1">
            <text:p>18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CAMILA SIMOES</text:p>
          </table:table-cell>
          <table:table-cell office:value-type="date" office:date-value="1995-01-05T00:00:00" table:style-name="ce2">
            <text:p>05/01/1995</text:p>
          </table:table-cell>
          <table:table-cell office:value-type="string" table:style-name="ce1">
            <text:p>30 anos e 7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169.954-76</text:p>
          </table:table-cell>
          <table:table-cell office:value-type="float" office:value="203104684710005" table:style-name="ce1">
            <text:p>2,03105E+14</text:p>
          </table:table-cell>
          <table:table-cell office:value-type="string" table:style-name="ce1">
            <text:p>(81) 97345-38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mperatriz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000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05" table:style-name="ce1">
            <text:p>87,0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MELA CAMILA DOS SANTOS</text:p>
          </table:table-cell>
          <table:table-cell office:value-type="date" office:date-value="2003-04-28T00:00:00" table:style-name="ce2">
            <text:p>28/04/2003</text:p>
          </table:table-cell>
          <table:table-cell office:value-type="string" table:style-name="ce1">
            <text:p>22 anos e 4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2002398292089" table:style-name="ce1">
            <text:p>7,02002E+14</text:p>
          </table:table-cell>
          <table:table-cell office:value-type="string" table:style-name="ce1">
            <text:p>(81) 3355-62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ndeirantes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505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45" table:style-name="ce1">
            <text:p>73,4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0/75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FELIPE PEREIRA</text:p>
          </table:table-cell>
          <table:table-cell office:value-type="date" office:date-value="1995-10-19T00:00:00" table:style-name="ce2">
            <text:p>19/10/1995</text:p>
          </table:table-cell>
          <table:table-cell office:value-type="string" table:style-name="ce1">
            <text:p>29 anos e 10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5.831.524-40</text:p>
          </table:table-cell>
          <table:table-cell office:value-type="float" office:value="708009322705728" table:style-name="ce1">
            <text:p>7,08009E+14</text:p>
          </table:table-cell>
          <table:table-cell office:value-type="string" table:style-name="ce1">
            <text:p>(81) 98730-26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mperatriz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000-00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8" table:style-name="ce1">
            <text:p>80,8</text:p>
          </table:table-cell>
          <table:table-cell office:value-type="float" office:value="162" table:style-name="ce1">
            <text:p>162</text:p>
          </table:table-cell>
          <table:table-cell office:value-type="date" office:date-value="2020-09-22T00:00:00" table:style-name="ce2">
            <text:p>22/09/2020</text:p>
          </table:table-cell>
          <table:table-cell office:value-type="string" table:style-name="ce1">
            <text:p>130/80</text:p>
          </table:table-cell>
          <table:table-cell office:value-type="date" office:date-value="2020-09-22T00:00:00" table:style-name="ce2">
            <text:p>22/09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3" table:style-name="ce1">
            <text:p>29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LEN CAROLINE FERREIRA DE MEDEIROS</text:p>
          </table:table-cell>
          <table:table-cell office:value-type="date" office:date-value="1994-03-01T00:00:00" table:style-name="ce2">
            <text:p>01/03/1994</text:p>
          </table:table-cell>
          <table:table-cell office:value-type="string" table:style-name="ce1">
            <text:p>31 anos e 6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3.931.474-69</text:p>
          </table:table-cell>
          <table:table-cell office:value-type="float" office:value="702500345703738" table:style-name="ce1">
            <text:p>7,025E+14</text:p>
          </table:table-cell>
          <table:table-cell office:value-type="string" table:style-name="ce1">
            <text:p>(81) 98431-21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ancredo neves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30/8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ADRIANA DE SANTANA PEREIRA</text:p>
          </table:table-cell>
          <table:table-cell office:value-type="date" office:date-value="1990-05-31T00:00:00" table:style-name="ce2">
            <text:p>31/05/1990</text:p>
          </table:table-cell>
          <table:table-cell office:value-type="string" table:style-name="ce1">
            <text:p>35 anos e 3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440.694-22</text:p>
          </table:table-cell>
          <table:table-cell office:value-type="float" office:value="705802408619031" table:style-name="ce1">
            <text:p>7,05802E+14</text:p>
          </table:table-cell>
          <table:table-cell office:value-type="string" table:style-name="ce1">
            <text:p>(81) 98494-80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ardim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15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2" table:style-name="ce1">
            <text:p>68,2</text:p>
          </table:table-cell>
          <table:table-cell office:value-type="float" office:value="161" table:style-name="ce1">
            <text:p>161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110/80</text:p>
          </table:table-cell>
          <table:table-cell office:value-type="date" office:date-value="2024-03-07T00:00:00" table:style-name="ce2">
            <text:p>07/03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TAMI CAVALCANTI SOUZA</text:p>
          </table:table-cell>
          <table:table-cell office:value-type="date" office:date-value="1986-11-08T00:00:00" table:style-name="ce2">
            <text:p>08/11/1986</text:p>
          </table:table-cell>
          <table:table-cell office:value-type="string" table:style-name="ce1">
            <text:p>38 anos e 9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5.958.414-10</text:p>
          </table:table-cell>
          <table:table-cell office:value-type="float" office:value="705003007530755" table:style-name="ce1">
            <text:p>7,05003E+14</text:p>
          </table:table-cell>
          <table:table-cell office:value-type="string" table:style-name="ce1">
            <text:p>(81) 98775-21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ancredo neves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5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99999999999994" table:style-name="ce1">
            <text:p>65,6</text:p>
          </table:table-cell>
          <table:table-cell office:value-type="float" office:value="149" table:style-name="ce1">
            <text:p>149</text:p>
          </table:table-cell>
          <table:table-cell office:value-type="date" office:date-value="2021-09-29T00:00:00" table:style-name="ce2">
            <text:p>29/09/2021</text:p>
          </table:table-cell>
          <table:table-cell office:value-type="string" table:style-name="ce1">
            <text:p>110/80</text:p>
          </table:table-cell>
          <table:table-cell office:value-type="date" office:date-value="2021-09-29T00:00:00" table:style-name="ce2">
            <text:p>29/09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PEREIRA DA SILVA</text:p>
          </table:table-cell>
          <table:table-cell office:value-type="date" office:date-value="2004-02-15T00:00:00" table:style-name="ce2">
            <text:p>15/02/2004</text:p>
          </table:table-cell>
          <table:table-cell office:value-type="string" table:style-name="ce1">
            <text:p>21 anos e 6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462.894-92</text:p>
          </table:table-cell>
          <table:table-cell office:value-type="float" office:value="705607422174919" table:style-name="ce1">
            <text:p>7,05607E+14</text:p>
          </table:table-cell>
          <table:table-cell office:value-type="string" table:style-name="ce1">
            <text:p>(81) 9892-40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ardi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15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8" table:style-name="ce1">
            <text:p>86,8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00/6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DE FATIMA FERREIRA DE SOUZA</text:p>
          </table:table-cell>
          <table:table-cell office:value-type="date" office:date-value="2004-11-12T00:00:00" table:style-name="ce2">
            <text:p>12/11/2004</text:p>
          </table:table-cell>
          <table:table-cell office:value-type="string" table:style-name="ce1">
            <text:p>20 anos e 9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627.784-02</text:p>
          </table:table-cell>
          <table:table-cell office:value-type="float" office:value="703400229889617" table:style-name="ce1">
            <text:p>7,034E+14</text:p>
          </table:table-cell>
          <table:table-cell office:value-type="string" table:style-name="ce1">
            <text:p>(81) 98205-88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nte alegr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160" table:style-name="ce1">
            <text:p>160</text:p>
          </table:table-cell>
          <table:table-cell office:value-type="date" office:date-value="2021-05-03T00:00:00" table:style-name="ce2">
            <text:p>03/05/2021</text:p>
          </table:table-cell>
          <table:table-cell office:value-type="string" table:style-name="ce1">
            <text:p>100/70</text:p>
          </table:table-cell>
          <table:table-cell office:value-type="date" office:date-value="2023-10-06T00:00:00" table:style-name="ce2">
            <text:p>06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6" table:style-name="ce1">
            <text:p>27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YANA FARIAS DOS SANTOS</text:p>
          </table:table-cell>
          <table:table-cell office:value-type="date" office:date-value="1991-09-01T00:00:00" table:style-name="ce2">
            <text:p>01/09/1991</text:p>
          </table:table-cell>
          <table:table-cell office:value-type="string" table:style-name="ce1">
            <text:p>34 ano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0.073.024-79</text:p>
          </table:table-cell>
          <table:table-cell office:value-type="float" office:value="706706285824220" table:style-name="ce1">
            <text:p>7,06706E+14</text:p>
          </table:table-cell>
          <table:table-cell office:value-type="string" table:style-name="ce1">
            <text:p>(81) 98431-24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ancredo neves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5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" table:style-name="ce1">
            <text:p>49</text:p>
          </table:table-cell>
          <table:table-cell office:value-type="float" office:value="161" table:style-name="ce1">
            <text:p>161</text:p>
          </table:table-cell>
          <table:table-cell office:value-type="date" office:date-value="2022-04-11T00:00:00" table:style-name="ce2">
            <text:p>11/04/2022</text:p>
          </table:table-cell>
          <table:table-cell office:value-type="string" table:style-name="ce1">
            <text:p>100/60</text:p>
          </table:table-cell>
          <table:table-cell office:value-type="date" office:date-value="2022-04-11T00:00:00" table:style-name="ce2">
            <text:p>11/04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3" table:style-name="ce1">
            <text:p>19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DE OLIVEIRA</text:p>
          </table:table-cell>
          <table:table-cell office:value-type="date" office:date-value="1999-03-19T00:00:00" table:style-name="ce2">
            <text:p>19/03/1999</text:p>
          </table:table-cell>
          <table:table-cell office:value-type="string" table:style-name="ce1">
            <text:p>26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021.374-92</text:p>
          </table:table-cell>
          <table:table-cell office:value-type="float" office:value="705007668784557" table:style-name="ce1">
            <text:p>7,05008E+14</text:p>
          </table:table-cell>
          <table:table-cell office:value-type="string" table:style-name="ce1">
            <text:p>(81) 98850-34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nte líbano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1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162" table:style-name="ce1">
            <text:p>162</text:p>
          </table:table-cell>
          <table:table-cell office:value-type="date" office:date-value="2015-11-30T00:00:00" table:style-name="ce2">
            <text:p>30/11/2015</text:p>
          </table:table-cell>
          <table:table-cell office:value-type="string" table:style-name="ce1">
            <text:p>110/60</text:p>
          </table:table-cell>
          <table:table-cell office:value-type="date" office:date-value="2022-10-31T00:00:00" table:style-name="ce2">
            <text:p>31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HIRLAYNE GOMES DA SILVA</text:p>
          </table:table-cell>
          <table:table-cell office:value-type="date" office:date-value="1997-10-22T00:00:00" table:style-name="ce2">
            <text:p>22/10/1997</text:p>
          </table:table-cell>
          <table:table-cell office:value-type="string" table:style-name="ce1">
            <text:p>27 anos e 10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891.684-89</text:p>
          </table:table-cell>
          <table:table-cell office:value-type="float" office:value="700400452358540" table:style-name="ce1">
            <text:p>7,004E+14</text:p>
          </table:table-cell>
          <table:table-cell office:value-type="string" table:style-name="ce1">
            <text:p>(81) 98723-00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nte líbano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1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8" table:style-name="ce1">
            <text:p>69,8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30/8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IANA MANOELA CORREIA DE MELO</text:p>
          </table:table-cell>
          <table:table-cell office:value-type="date" office:date-value="1998-06-27T00:00:00" table:style-name="ce2">
            <text:p>27/06/1998</text:p>
          </table:table-cell>
          <table:table-cell office:value-type="string" table:style-name="ce1">
            <text:p>27 anos e 2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128.104-03</text:p>
          </table:table-cell>
          <table:table-cell office:value-type="float" office:value="708009369153020" table:style-name="ce1">
            <text:p>7,08009E+14</text:p>
          </table:table-cell>
          <table:table-cell office:value-type="string" table:style-name="ce1">
            <text:p>(81) 99225-10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rient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06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.6" table:style-name="ce1">
            <text:p>107,6</text:p>
          </table:table-cell>
          <table:table-cell office:value-type="float" office:value="171" table:style-name="ce1">
            <text:p>171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1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ONAI PACHECO DA SILVA</text:p>
          </table:table-cell>
          <table:table-cell office:value-type="date" office:date-value="2005-01-12T00:00:00" table:style-name="ce2">
            <text:p>12/01/2005</text:p>
          </table:table-cell>
          <table:table-cell office:value-type="string" table:style-name="ce1">
            <text:p>20 anos e 7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273.774-66</text:p>
          </table:table-cell>
          <table:table-cell office:value-type="float" office:value="705207423194771" table:style-name="ce1">
            <text:p>7,05207E+14</text:p>
          </table:table-cell>
          <table:table-cell office:value-type="string" table:style-name="ce1">
            <text:p>(81) 98434-67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osa selvage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0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" table:style-name="ce1">
            <text:p>65,5</text:p>
          </table:table-cell>
          <table:table-cell office:value-type="float" office:value="157" table:style-name="ce1">
            <text:p>157</text:p>
          </table:table-cell>
          <table:table-cell office:value-type="date" office:date-value="2021-04-05T00:00:00" table:style-name="ce2">
            <text:p>05/04/2021</text:p>
          </table:table-cell>
          <table:table-cell office:value-type="string" table:style-name="ce1">
            <text:p>110/70</text:p>
          </table:table-cell>
          <table:table-cell office:value-type="date" office:date-value="2024-02-16T00:00:00" table:style-name="ce2">
            <text:p>16/02/2024</text:p>
          </table:table-cell>
          <table:table-cell office:value-type="string" table:style-name="ce1">
            <text:p>Alto</text:p>
          </table:table-cell>
          <table:table-cell office:value-type="float" office:value="268" table:style-name="ce1">
            <text:p>268</text:p>
          </table:table-cell>
          <table:table-cell office:value-type="float" office:value="6" table:style-name="ce1">
            <text:p>6</text:p>
          </table:table-cell>
          <table:table-cell office:value-type="float" office:value="271" table:style-name="ce1">
            <text:p>27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RODRIGUES GOMES DA SILVA</text:p>
          </table:table-cell>
          <table:table-cell office:value-type="date" office:date-value="1989-08-22T00:00:00" table:style-name="ce2">
            <text:p>22/08/1989</text:p>
          </table:table-cell>
          <table:table-cell office:value-type="string" table:style-name="ce1">
            <text:p>36 ano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5.150.144-32</text:p>
          </table:table-cell>
          <table:table-cell office:value-type="float" office:value="705001061938056" table:style-name="ce1">
            <text:p>7,05001E+14</text:p>
          </table:table-cell>
          <table:table-cell office:value-type="string" table:style-name="ce1">
            <text:p>(81) 98665-46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rient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065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0.5" table:style-name="ce1">
            <text:p>110,5</text:p>
          </table:table-cell>
          <table:table-cell office:value-type="float" office:value="170" table:style-name="ce1">
            <text:p>170</text:p>
          </table:table-cell>
          <table:table-cell office:value-type="date" office:date-value="2023-05-22T00:00:00" table:style-name="ce2">
            <text:p>22/05/2023</text:p>
          </table:table-cell>
          <table:table-cell office:value-type="string" table:style-name="ce1">
            <text:p>120/80</text:p>
          </table:table-cell>
          <table:table-cell office:value-type="date" office:date-value="2025-04-04T00:00:00" table:style-name="ce2">
            <text:p>04/04/2025</text:p>
          </table:table-cell>
          <table:table-cell office:value-type="string" table:style-name="ce1">
            <text:p>Alto</text:p>
          </table:table-cell>
          <table:table-cell office:value-type="float" office:value="130" table:style-name="ce1">
            <text:p>130</text:p>
          </table:table-cell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FREITAS ARAUJO</text:p>
          </table:table-cell>
          <table:table-cell office:value-type="date" office:date-value="2001-12-27T00:00:00" table:style-name="ce2">
            <text:p>27/12/2001</text:p>
          </table:table-cell>
          <table:table-cell office:value-type="string" table:style-name="ce1">
            <text:p>23 anos e 8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4.276.644-32</text:p>
          </table:table-cell>
          <table:table-cell office:value-type="float" office:value="708603525028886" table:style-name="ce1">
            <text:p>7,08604E+14</text:p>
          </table:table-cell>
          <table:table-cell office:value-type="string" table:style-name="ce1">
            <text:p>(81) 98852-32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nte líbano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11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169" table:style-name="ce1">
            <text:p>169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140/70</text:p>
          </table:table-cell>
          <table:table-cell office:value-type="date" office:date-value="2025-05-12T00:00:00" table:style-name="ce2">
            <text:p>12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DJA ALMEIDA DE LUNA</text:p>
          </table:table-cell>
          <table:table-cell office:value-type="date" office:date-value="1996-05-16T00:00:00" table:style-name="ce2">
            <text:p>16/05/1996</text:p>
          </table:table-cell>
          <table:table-cell office:value-type="string" table:style-name="ce1">
            <text:p>29 anos e 3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334.054-13</text:p>
          </table:table-cell>
          <table:table-cell office:value-type="float" office:value="700009378893605" table:style-name="ce1">
            <text:p>7,00009E+14</text:p>
          </table:table-cell>
          <table:table-cell office:value-type="string" table:style-name="ce1">
            <text:p>(81) 98564-38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órrego do carroceir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75" table:style-name="ce1">
            <text:p>84,75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20/8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LY LIMA DA SILVA</text:p>
          </table:table-cell>
          <table:table-cell office:value-type="date" office:date-value="1990-12-20T00:00:00" table:style-name="ce2">
            <text:p>20/12/1990</text:p>
          </table:table-cell>
          <table:table-cell office:value-type="string" table:style-name="ce1">
            <text:p>34 anos e 8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0.830.714-90</text:p>
          </table:table-cell>
          <table:table-cell office:value-type="float" office:value="708606518431487" table:style-name="ce1">
            <text:p>7,08607E+14</text:p>
          </table:table-cell>
          <table:table-cell office:value-type="string" table:style-name="ce1">
            <text:p>(81) 98546-25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strela do sul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09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7" table:style-name="ce1">
            <text:p>73,7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00/6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Alto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MARA DA SILVA MARQUES</text:p>
          </table:table-cell>
          <table:table-cell office:value-type="date" office:date-value="1999-10-29T00:00:00" table:style-name="ce2">
            <text:p>29/10/1999</text:p>
          </table:table-cell>
          <table:table-cell office:value-type="string" table:style-name="ce1">
            <text:p>25 anos e 10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530.574-69</text:p>
          </table:table-cell>
          <table:table-cell office:value-type="float" office:value="703607017851130" table:style-name="ce1">
            <text:p>7,03607E+14</text:p>
          </table:table-cell>
          <table:table-cell office:value-type="string" table:style-name="ce1">
            <text:p>(81) 98438-91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nte líbano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11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75" table:style-name="ce1">
            <text:p>89,75</text:p>
          </table:table-cell>
          <table:table-cell office:value-type="float" office:value="161" table:style-name="ce1">
            <text:p>161</text:p>
          </table:table-cell>
          <table:table-cell office:value-type="date" office:date-value="2024-09-26T00:00:00" table:style-name="ce2">
            <text:p>26/09/2024</text:p>
          </table:table-cell>
          <table:table-cell office:value-type="string" table:style-name="ce1">
            <text:p>120/80</text:p>
          </table:table-cell>
          <table:table-cell office:value-type="date" office:date-value="2024-09-26T00:00:00" table:style-name="ce2">
            <text:p>26/09/2024</text:p>
          </table:table-cell>
          <table:table-cell office:value-type="string" table:style-name="ce1">
            <text:p>Habitual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ANA DA PAZ BERNARDO</text:p>
          </table:table-cell>
          <table:table-cell office:value-type="date" office:date-value="1996-02-08T00:00:00" table:style-name="ce2">
            <text:p>08/02/1996</text:p>
          </table:table-cell>
          <table:table-cell office:value-type="string" table:style-name="ce1">
            <text:p>29 anos e 6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7.743.654-99</text:p>
          </table:table-cell>
          <table:table-cell office:value-type="float" office:value="704205795486782" table:style-name="ce1">
            <text:p>7,04206E+14</text:p>
          </table:table-cell>
          <table:table-cell office:value-type="string" table:style-name="ce1">
            <text:p>(81) 99741-83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nte líban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1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90/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ANESSA LOPES FERREIRA DOS SANTOS</text:p>
          </table:table-cell>
          <table:table-cell office:value-type="date" office:date-value="2002-10-16T00:00:00" table:style-name="ce2">
            <text:p>16/10/2002</text:p>
          </table:table-cell>
          <table:table-cell office:value-type="string" table:style-name="ce1">
            <text:p>22 anos e 10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4.691.064-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82-07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ancredo neves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5" table:style-name="ce1">
            <text:p>49,5</text:p>
          </table:table-cell>
          <table:table-cell office:value-type="float" office:value="166" table:style-name="ce1">
            <text:p>166</text:p>
          </table:table-cell>
          <table:table-cell office:value-type="date" office:date-value="2024-01-29T00:00:00" table:style-name="ce2">
            <text:p>29/01/2024</text:p>
          </table:table-cell>
          <table:table-cell office:value-type="string" table:style-name="ce1">
            <text:p>100/60</text:p>
          </table:table-cell>
          <table:table-cell office:value-type="date" office:date-value="2024-01-29T00:00:00" table:style-name="ce2">
            <text:p>29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LÚCIA DA SILVA</text:p>
          </table:table-cell>
          <table:table-cell office:value-type="date" office:date-value="1992-12-08T00:00:00" table:style-name="ce2">
            <text:p>08/12/1992</text:p>
          </table:table-cell>
          <table:table-cell office:value-type="string" table:style-name="ce1">
            <text:p>32 anos e 8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363.614-13</text:p>
          </table:table-cell>
          <table:table-cell office:value-type="float" office:value="700500186586159" table:style-name="ce1">
            <text:p>7,005E+14</text:p>
          </table:table-cell>
          <table:table-cell office:value-type="string" table:style-name="ce1">
            <text:p>(81) 98603-61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Monte líbano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115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3" table:style-name="ce1">
            <text:p>62,3</text:p>
          </table:table-cell>
          <table:table-cell office:value-type="float" office:value="155" table:style-name="ce1">
            <text:p>155</text:p>
          </table:table-cell>
          <table:table-cell office:value-type="date" office:date-value="2023-08-29T00:00:00" table:style-name="ce2">
            <text:p>29/08/2023</text:p>
          </table:table-cell>
          <table:table-cell office:value-type="string" table:style-name="ce1">
            <text:p>100/71</text:p>
          </table:table-cell>
          <table:table-cell office:value-type="date" office:date-value="2023-08-29T00:00:00" table:style-name="ce2">
            <text:p>29/08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MARIA SILVA FIDELIS DE SANTANA</text:p>
          </table:table-cell>
          <table:table-cell office:value-type="date" office:date-value="2001-05-19T00:00:00" table:style-name="ce2">
            <text:p>19/05/2001</text:p>
          </table:table-cell>
          <table:table-cell office:value-type="string" table:style-name="ce1">
            <text:p>24 anos e 3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450.185.908-31</text:p>
          </table:table-cell>
          <table:table-cell office:value-type="float" office:value="704303530882296" table:style-name="ce1">
            <text:p>7,04304E+14</text:p>
          </table:table-cell>
          <table:table-cell office:value-type="string" table:style-name="ce1">
            <text:p>(81) 98843-85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Chagas ferreira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450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650000000000006" table:style-name="ce1">
            <text:p>78,65</text:p>
          </table:table-cell>
          <table:table-cell office:value-type="float" office:value="158" table:style-name="ce1">
            <text:p>158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90/70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Habitual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AYCILENE RODRIGUES DA SILVA</text:p>
          </table:table-cell>
          <table:table-cell office:value-type="date" office:date-value="1990-04-18T00:00:00" table:style-name="ce2">
            <text:p>18/04/1990</text:p>
          </table:table-cell>
          <table:table-cell office:value-type="string" table:style-name="ce1">
            <text:p>35 anos e 4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894.974-05</text:p>
          </table:table-cell>
          <table:table-cell office:value-type="float" office:value="708401295684760" table:style-name="ce1">
            <text:p>7,08401E+14</text:p>
          </table:table-cell>
          <table:table-cell office:value-type="string" table:style-name="ce1">
            <text:p>(81) 98557-77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95" table:style-name="ce1">
            <text:p>77,95</text:p>
          </table:table-cell>
          <table:table-cell office:value-type="float" office:value="156" table:style-name="ce1">
            <text:p>156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120/85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EICE HANNAH DO NASCIMENTO BEZERRA</text:p>
          </table:table-cell>
          <table:table-cell office:value-type="date" office:date-value="1989-03-15T00:00:00" table:style-name="ce2">
            <text:p>15/03/1989</text:p>
          </table:table-cell>
          <table:table-cell office:value-type="string" table:style-name="ce1">
            <text:p>36 anos e 5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786.844-66</text:p>
          </table:table-cell>
          <table:table-cell office:value-type="float" office:value="700607433621465" table:style-name="ce1">
            <text:p>7,00607E+14</text:p>
          </table:table-cell>
          <table:table-cell office:value-type="string" table:style-name="ce1">
            <text:p>(81) 98663-84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Bandeirantes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5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45" table:style-name="ce1">
            <text:p>54,45</text:p>
          </table:table-cell>
          <table:table-cell office:value-type="float" office:value="155" table:style-name="ce1">
            <text:p>155</text:p>
          </table:table-cell>
          <table:table-cell office:value-type="date" office:date-value="2025-03-13T00:00:00" table:style-name="ce2">
            <text:p>13/03/2025</text:p>
          </table:table-cell>
          <table:table-cell office:value-type="string" table:style-name="ce1">
            <text:p>90/60</text:p>
          </table:table-cell>
          <table:table-cell office:value-type="date" office:date-value="2025-03-13T00:00:00" table:style-name="ce2">
            <text:p>13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RIS VITORIA PEREIRA DE FONTES</text:p>
          </table:table-cell>
          <table:table-cell office:value-type="date" office:date-value="1997-09-20T00:00:00" table:style-name="ce2">
            <text:p>20/09/1997</text:p>
          </table:table-cell>
          <table:table-cell office:value-type="string" table:style-name="ce1">
            <text:p>27 anos e 11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3.828.774-54</text:p>
          </table:table-cell>
          <table:table-cell office:value-type="float" office:value="709205238610536" table:style-name="ce1">
            <text:p>7,09205E+14</text:p>
          </table:table-cell>
          <table:table-cell office:value-type="string" table:style-name="ce1">
            <text:p>(81) 98755-46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5" table:style-name="ce1">
            <text:p>62,5</text:p>
          </table:table-cell>
          <table:table-cell office:value-type="float" office:value="158" table:style-name="ce1">
            <text:p>158</text:p>
          </table:table-cell>
          <table:table-cell office:value-type="date" office:date-value="2022-04-05T00:00:00" table:style-name="ce2">
            <text:p>05/04/2022</text:p>
          </table:table-cell>
          <table:table-cell office:value-type="string" table:style-name="ce1">
            <text:p>110/60</text:p>
          </table:table-cell>
          <table:table-cell office:value-type="date" office:date-value="2022-05-11T00:00:00" table:style-name="ce2">
            <text:p>11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5" table:style-name="ce1">
            <text:p>2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INA GEORGIA GONCALVES DE LIMA</text:p>
          </table:table-cell>
          <table:table-cell office:value-type="date" office:date-value="1995-11-08T00:00:00" table:style-name="ce2">
            <text:p>08/11/1995</text:p>
          </table:table-cell>
          <table:table-cell office:value-type="string" table:style-name="ce1">
            <text:p>29 anos e 9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868.944-70</text:p>
          </table:table-cell>
          <table:table-cell office:value-type="float" office:value="702501233186740" table:style-name="ce1">
            <text:p>7,02501E+14</text:p>
          </table:table-cell>
          <table:table-cell office:value-type="string" table:style-name="ce1">
            <text:p>(81) 98186-89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6" table:style-name="ce1">
            <text:p>63,6</text:p>
          </table:table-cell>
          <table:table-cell office:value-type="float" office:value="169" table:style-name="ce1">
            <text:p>169</text:p>
          </table:table-cell>
          <table:table-cell office:value-type="date" office:date-value="2024-11-05T00:00:00" table:style-name="ce2">
            <text:p>05/11/2024</text:p>
          </table:table-cell>
          <table:table-cell office:value-type="string" table:style-name="ce1">
            <text:p>110/80</text:p>
          </table:table-cell>
          <table:table-cell office:value-type="date" office:date-value="2024-11-05T00:00:00" table:style-name="ce2">
            <text:p>05/11/2024</text:p>
          </table:table-cell>
          <table:table-cell office:value-type="string" table:style-name="ce1">
            <text:p>Habitual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MARIA DO NASCIMENTO</text:p>
          </table:table-cell>
          <table:table-cell office:value-type="date" office:date-value="1999-05-12T00:00:00" table:style-name="ce2">
            <text:p>12/05/1999</text:p>
          </table:table-cell>
          <table:table-cell office:value-type="string" table:style-name="ce1">
            <text:p>26 anos e 3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9.380.904-99</text:p>
          </table:table-cell>
          <table:table-cell office:value-type="float" office:value="702307161379715" table:style-name="ce1">
            <text:p>7,02307E+14</text:p>
          </table:table-cell>
          <table:table-cell office:value-type="string" table:style-name="ce1">
            <text:p>(81) 98668-81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Floresta azu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30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5" table:style-name="ce1">
            <text:p>69,55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10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NÁ LOPES PEREIRA</text:p>
          </table:table-cell>
          <table:table-cell office:value-type="date" office:date-value="2000-12-03T00:00:00" table:style-name="ce2">
            <text:p>03/12/2000</text:p>
          </table:table-cell>
          <table:table-cell office:value-type="string" table:style-name="ce1">
            <text:p>24 anos e 8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0.260.614-70</text:p>
          </table:table-cell>
          <table:table-cell office:value-type="float" office:value="706900142959834" table:style-name="ce1">
            <text:p>7,069E+14</text:p>
          </table:table-cell>
          <table:table-cell office:value-type="string" table:style-name="ce1">
            <text:p>(81) 98514-11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60</text:p>
          </table:table-cell>
          <table:table-cell office:value-type="date" office:date-value="2019-09-12T00:00:00" table:style-name="ce2">
            <text:p>12/09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9" table:style-name="ce1">
            <text:p>31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36:19Z</meta:creation-date>
    <dc:date>2025-09-17T10:36:19Z</dc:date>
  </office:meta>
</office:document-meta>
</file>